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6000003B29A90FE6D9C946A44.png" manifest:media-type="image/png"/>
  <manifest:file-entry manifest:full-path="Pictures/1000000100000546000003B254953E0023F2FE15.png" manifest:media-type="image/png"/>
  <manifest:file-entry manifest:full-path="Pictures/1000000100000546000003B24A58CDCC3924D55A.png" manifest:media-type="image/png"/>
  <manifest:file-entry manifest:full-path="Pictures/1000000100000546000003B238512A140BFEA9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1.912cm" draw:z-index="0"><draw:image xlink:href="Pictures/1000000100000546000003B238512A140BFEA91F.png" xlink:type="simple" xlink:show="embed" xlink:actuate="onLoad" draw:mime-type="image/png"/></draw:frame><draw:frame draw:style-name="fr2" draw:name="Image2" text:anchor-type="char" svg:x="0cm" svg:y="12.197cm" svg:width="17cm" svg:height="11.912cm" draw:z-index="1"><draw:image xlink:href="Pictures/1000000100000546000003B24A58CDCC3924D55A.png" xlink:type="simple" xlink:show="embed" xlink:actuate="onLoad" draw:mime-type="image/png"/></draw:frame><text:line-break/></text:p>
      <text:p text:style-name="Standard"/>
      <text:p text:style-name="Standard"><draw:frame draw:style-name="fr2" draw:name="Image3" text:anchor-type="char" svg:x="-0.039cm" svg:y="-0.258cm" svg:width="17cm" svg:height="11.912cm" draw:z-index="2"><draw:image xlink:href="Pictures/1000000100000546000003B254953E0023F2FE15.png" xlink:type="simple" xlink:show="embed" xlink:actuate="onLoad" draw:mime-type="image/png"/></draw:frame><text:soft-page-break/></text:p>
      <text:p text:style-name="Standard"/>
      <text:p text:style-name="Standard"><draw:frame draw:style-name="fr1" draw:name="Image4" text:anchor-type="char" svg:width="17cm" svg:height="11.912cm" draw:z-index="3"><draw:image xlink:href="Pictures/1000000100000546000003B29A90FE6D9C946A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1:59:57.635587788</meta:creation-date>
    <dc:date>2024-04-03T12:02:34.518238908</dc:date>
    <meta:editing-duration>PT2M38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1" meta:word-count="0" meta:character-count="1" meta:non-whitespace-character-count="0"/>
  </office:meta>
</office:document-meta>
</file>